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1" svg:font-family="OpenSymbol"/>
    <style:font-face style:name="OpenSymbol" svg:font-family="OpenSymbol, 'Arial Unicode MS'"/>
    <style:font-face style:name="Tahoma2" svg:font-family="Tahoma"/>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ru" fo:country="RU" style:font-size-asian="12pt" style:font-size-complex="12pt"/>
    </style:style>
    <style:style style:name="P2" style:family="paragraph" style:parent-style-name="Text_20_body">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paragraph-properties fo:text-align="justify" style:justify-single-word="false"/>
      <style:text-properties fo:font-size="12pt" style:font-size-asian="12pt" style:font-size-complex="12pt"/>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left="0cm" fo:margin-right="0cm" fo:margin-top="0cm" fo:margin-bottom="0cm" fo:text-align="justify" style:justify-single-word="false" fo:text-indent="0cm" style:auto-text-indent="false"/>
      <style:text-properties fo:language="ru" fo:country="RU"/>
    </style:style>
    <style:style style:name="P7" style:family="paragraph" style:parent-style-name="Text_20_body">
      <style:paragraph-properties fo:margin-left="0cm" fo:margin-right="0cm" fo:margin-top="0cm" fo:margin-bottom="0cm" fo:text-align="justify" style:justify-single-word="false" fo:text-indent="0cm" style:auto-text-indent="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8">
      <style:paragraph-properties fo:text-align="justify" style:justify-single-word="false"/>
    </style:style>
    <style:style style:name="P11" style:family="paragraph" style:parent-style-name="Text_20_body" style:list-style-name="L9">
      <style:paragraph-properties fo:text-align="justify" style:justify-single-word="false"/>
    </style:style>
    <style:style style:name="P12" style:family="paragraph" style:parent-style-name="Text_20_body" style:list-style-name="L11">
      <style:paragraph-properties fo:text-align="justify" style:justify-single-word="false"/>
    </style:style>
    <style:style style:name="P13" style:family="paragraph" style:parent-style-name="Text_20_body" style:list-style-name="L1">
      <style:paragraph-properties fo:text-align="justify" style:justify-single-word="false"/>
      <style:text-properties style:font-name="Times New Roman1"/>
    </style:style>
    <style:style style:name="P14" style:family="paragraph" style:parent-style-name="Text_20_body">
      <style:paragraph-properties fo:text-align="justify" style:justify-single-word="false"/>
      <style:text-properties fo:language="ru" fo:country="RU"/>
    </style:style>
    <style:style style:name="P15" style:family="paragraph" style:parent-style-name="Text_20_body" style:list-style-name="L2">
      <style:paragraph-properties fo:text-align="justify" style:justify-single-word="false"/>
      <style:text-properties fo:language="ru" fo:country="RU"/>
    </style:style>
    <style:style style:name="P16" style:family="paragraph" style:parent-style-name="Text_20_body" style:list-style-name="L4">
      <style:paragraph-properties fo:text-align="justify" style:justify-single-word="false"/>
      <style:text-properties fo:language="ru" fo:country="RU"/>
    </style:style>
    <style:style style:name="P17" style:family="paragraph" style:parent-style-name="Text_20_body" style:list-style-name="L8">
      <style:paragraph-properties fo:text-align="justify" style:justify-single-word="false"/>
      <style:text-properties fo:language="ru" fo:country="RU"/>
    </style:style>
    <style:style style:name="P18" style:family="paragraph" style:parent-style-name="Text_20_body" style:list-style-name="L9">
      <style:paragraph-properties fo:text-align="justify" style:justify-single-word="false"/>
      <style:text-properties fo:language="ru" fo:country="RU"/>
    </style:style>
    <style:style style:name="P19" style:family="paragraph" style:parent-style-name="Text_20_body" style:list-style-name="L10">
      <style:paragraph-properties fo:text-align="justify" style:justify-single-word="false"/>
      <style:text-properties fo:language="ru" fo:country="RU"/>
    </style:style>
    <style:style style:name="P20" style:family="paragraph" style:parent-style-name="Text_20_body" style:list-style-name="WW8Num2">
      <style:text-properties fo:language="ru" fo:country="RU"/>
    </style:style>
    <style:style style:name="P21" style:family="paragraph" style:parent-style-name="Text_20_body" style:list-style-name="L3"/>
    <style:style style:name="P22" style:family="paragraph" style:parent-style-name="Text_20_body" style:list-style-name="L3">
      <style:text-properties fo:background-color="#ffff00"/>
    </style:style>
    <style:style style:name="P23" style:family="paragraph" style:parent-style-name="Text_20_body" style:list-style-name="WW8Num2"/>
    <style:style style:name="P24" style:family="paragraph" style:parent-style-name="Text_20_body" style:list-style-name="L7"/>
    <style:style style:name="P25" style:family="paragraph" style:parent-style-name="Text_20_body" style:list-style-name="L7">
      <style:text-properties style:font-name="Times New Roman" fo:font-size="12pt" style:font-size-asian="12pt" style:font-size-complex="12pt"/>
    </style:style>
    <style:style style:name="P26" style:family="paragraph" style:parent-style-name="Text_20_body" style:list-style-name="L5">
      <style:paragraph-properties fo:margin-left="0cm" fo:margin-right="0cm" fo:margin-top="0cm" fo:margin-bottom="0cm" fo:text-align="justify" style:justify-single-word="false" fo:text-indent="0cm" style:auto-text-indent="false"/>
    </style:style>
    <style:style style:name="P27" style:family="paragraph" style:parent-style-name="Text_20_body" style:list-style-name="L6">
      <style:paragraph-properties fo:margin-left="0cm" fo:margin-right="0cm" fo:margin-top="0cm" fo:margin-bottom="0cm" fo:text-align="justify" style:justify-single-word="false" fo:text-indent="0cm" style:auto-text-indent="false"/>
    </style:style>
    <style:style style:name="P28" style:family="paragraph" style:parent-style-name="Text_20_body" style:list-style-name="L5">
      <style:paragraph-properties fo:margin-left="0cm" fo:margin-right="0cm" fo:margin-top="0cm" fo:margin-bottom="0cm" fo:text-align="justify" style:justify-single-word="false" fo:text-indent="0cm" style:auto-text-indent="false"/>
      <style:text-properties fo:language="ru" fo:country="RU"/>
    </style:style>
    <style:style style:name="P29" style:family="paragraph" style:parent-style-name="Text_20_body" style:list-style-name="L6">
      <style:paragraph-properties fo:margin-left="0cm" fo:margin-right="0cm" fo:margin-top="0cm" fo:margin-bottom="0cm" fo:text-align="justify" style:justify-single-word="false" fo:text-indent="0cm" style:auto-text-indent="false"/>
      <style:text-properties fo:language="ru" fo:country="RU"/>
    </style:style>
    <style:style style:name="P30" style:family="paragraph" style:parent-style-name="Text_20_body" style:list-style-name="L12">
      <style:paragraph-properties fo:margin-left="0cm" fo:margin-right="0cm" fo:text-indent="-0.635cm" style:auto-text-indent="false"/>
    </style:style>
    <style:style style:name="P31" style:family="paragraph" style:parent-style-name="Text_20_body" style:list-style-name="L11">
      <style:paragraph-properties fo:margin-left="0cm" fo:margin-right="0cm" fo:text-align="justify" style:justify-single-word="false" fo:text-indent="-0.635cm" style:auto-text-indent="false"/>
    </style:style>
    <style:style style:name="P32" style:family="paragraph" style:parent-style-name="Heading_20_1">
      <style:paragraph-properties fo:text-align="justify" style:justify-single-word="false"/>
      <style:text-properties fo:language="ru" fo:country="RU"/>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style:font-name="Times New Roman" fo:language="en" fo:country="US" fo:font-style="italic" fo:font-weight="bold" style:language-asian="en" style:country-asian="US" style:font-style-complex="italic" style:font-weight-complex="bold"/>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Times New Roman" fo:font-size="12pt" fo:language="ru" fo:country="RU"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style>
    <style:style style:name="T7" style:family="text">
      <style:text-properties style:use-window-font-color="true" style:text-outline="false" style:text-line-through-style="none" style:font-name="Times New Roman" fo:font-size="12pt" fo:language="en" fo:country="US"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style>
    <style:style style:name="T8" style:family="text">
      <style:text-properties style:font-name-asian="Arial1" style:font-name-complex="Arial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Слайд</text:h>
      <text:p text:style-name="P4"><text:span text:style-name="T1">Здравствуйте, уважаемые члены комиссии. Тема моего проекта: «</text:span><text:span text:style-name="T3">Разработка веб-редактора формализованных электронных документов на основе технологии GWT</text:span><text:span text:style-name="T1">»</text:span></text:p>
      <text:h text:style-name="P32" text:outline-level="1">Слайд</text:h>
      <text:p text:style-name="P5"><text:span text:style-name="T1">Целью работы является создание </text:span><text:span text:style-name="T2">подсистемы</text:span><text:span text:style-name="T1"> редактора электронных документов. Почему это актуально сегодня?</text:span></text:p>
      <text:p text:style-name="P5">Развитие информационных технологий выдвинуло в наши дни такую отрасль, как создание систем документооборота. Преобразуя старые бумажные документы в электронный вид, формализуя их, эти системы берут на себя основную рутинную работу по учету, перемещению, хранению и редактированию документов. Это большое подспорье в работе как малых, так и больших предприятий и организаций.</text:p>
      <text:p text:style-name="P5">Функции систем документооборота можно разделить на 2 группы:</text:p>
      <text:list xml:id="list20674971" text:style-name="L1">
        <text:list-item>
          <text:p text:style-name="P8">управление всем документооборотом в целом (какие документы куда направить и в какое состояние привести)</text:p>
        </text:list-item>
        <text:list-item>
          <text:p text:style-name="P13">управление отдельным документом (создание, редактирование, просмотр, удаление)</text:p>
        </text:list-item>
      </text:list>
      <text:p text:style-name="P5">Итак, настоящая работа посвящена разработке подсистемы редактирования формализованных электронных документов.</text:p>
      <text:h text:style-name="P32" text:outline-level="1">Слайд</text:h>
      <text:p text:style-name="P3">Чтобы достичь поставленной цели, нужно решить следующие задачи:</text:p>
      <text:list xml:id="list20650683" text:style-name="L2">
        <text:list-item>
          <text:p text:style-name="P15">реализовать редактор как веб-приложение на основе технологии GWT</text:p>
        </text:list-item>
        <text:list-item>
          <text:p text:style-name="P15">добиться соответствия форм редактирования реальным бланкам документов</text:p>
        </text:list-item>
        <text:list-item>
          <text:p text:style-name="P15">реализовать прием документа на редактирование от подсистемы Управления Документооборотом</text:p>
        </text:list-item>
        <text:list-item>
          <text:p text:style-name="P9"><text:span text:style-name="T1">реализовать проверку формата вводимых пользователем данных согласно </text:span><text:span text:style-name="T4">XML-</text:span><text:span text:style-name="T1">схеме (для краткости будем обозначать ее техническим термином «валидация»)</text:span></text:p>
        </text:list-item>
      </text:list>
      <text:p text:style-name="Text_20_body"><text:span text:style-name="T1">Кроме того, ч</text:span>тобы избежать недостатков существующих аналогов, нужно выполнить также следующие требования:</text:p>
      <text:list xml:id="list20653048" text:style-name="L3">
        <text:list-item>
          <text:p text:style-name="P22">повысить скорость реакции пользовательского интерфейса</text:p>
        </text:list-item>
        <text:list-item>
          <text:p text:style-name="P21">автозаполнение одних полей на основе значений других</text:p>
        </text:list-item>
        <text:list-item>
          <text:p text:style-name="P21">поддержку пользователя справочной информацией по заполнению документов</text:p>
        </text:list-item>
      </text:list>
      <text:list xml:id="list20646694" text:style-name="L4">
        <text:list-item>
          <text:p text:style-name="P16">сделать редактор устойчивым к обрывам связи с подсистемой Управления Документооборотом</text:p>
        </text:list-item>
      </text:list>
      <text:h text:style-name="P32" text:outline-level="1">Слайд</text:h>
      <text:p text:style-name="P5"><text:span text:style-name="T1">Общая схема Редактора такова: являясь веб-приложением, он будет содержать клиентскую серверную части, соединенные протоколом </text:span><text:span text:style-name="T4">HTTP.</text:span><text:span text:style-name="T1"> Серверная часть взаимодействует также и с подсистемой Управления Документооборотом. Способ реализации клиентской части и взаимодействия ее с серверной уже задан требованиями — он определяется применением технологии </text:span><text:span text:style-name="T4">GWT</text:span><text:span text:style-name="T1">, и его предстоит только изучить. Способ реализации серверной предстоит разработать, выбрав подходящую технологию.</text:span></text:p>
      <text:h text:style-name="P32" text:outline-level="1">Слайд</text:h>
      <text:p text:style-name="P3">Начнем с обзора технологии реализации клиента. Традиционные подходы к разработке веб-приложений имели ряд недостатков: такие как невозможность частичной перезагрузки страниц при обновлении данных и слежения за системными событиями браузера.</text:p>
      <text:p text:style-name="P5"><text:soft-page-break/><text:span text:style-name="T1">Многие из</text:span><text:span text:style-name="T4"> </text:span><text:span text:style-name="T1">них были устранены с появлением подхода </text:span><text:span text:style-name="T4">AJAX </text:span><text:span text:style-name="T1">(асинхронный JavaScript и XML). Это подход к построению пользовательских интерфейсов веб-приложений, заключающийся в «фоновом» обмене данными браузера с веб-сервером. В отличие от традиционных веб-приложений, клиент при таком подходе не ждет реакции сервера, и при обновлении данных нет нужды перезагружать веб-страницу полностью.</text:span></text:p>
      <text:p text:style-name="P2">Основные его достоинства:</text:p>
      <text:list xml:id="list20663975" text:style-name="WW8Num2">
        <text:list-item>
          <text:p text:style-name="P23">экономия трафика</text:p>
        </text:list-item>
        <text:list-item>
          <text:p text:style-name="P23">уменьшение нагрузки на сервер</text:p>
        </text:list-item>
        <text:list-item>
          <text:p text:style-name="P20">ускорение реакции графического интерфейса</text:p>
        </text:list-item>
      </text:list>
      <text:h text:style-name="P32" text:outline-level="1">Слайд</text:h>
      <text:p text:style-name="P7"><text:span text:style-name="T1">Среди прочих </text:span><text:span text:style-name="T4">AJAX</text:span><text:span text:style-name="T1">-технологий выделяется </text:span><text:span text:style-name="T4">Google Web Toolkit. </text:span><text:span text:style-name="T1">Являясь фреймворком, - каркасом для создания приложений, он включает</text:span></text:p>
      <text:list xml:id="list20656873" text:style-name="L5">
        <text:list-item>
          <text:p text:style-name="P26"><text:span text:style-name="T1">компилятор </text:span><text:span text:style-name="T4">java </text:span><text:span text:style-name="T1">в </text:span><text:span text:style-name="T4">javaScript</text:span></text:p>
        </text:list-item>
        <text:list-item>
          <text:p text:style-name="P28">библиотеку, заменяющую стандартные типы <text:span text:style-name="T4">java</text:span></text:p>
        </text:list-item>
        <text:list-item>
          <text:p text:style-name="P28">библиотеку элементов графического интерфейса</text:p>
        </text:list-item>
        <text:list-item>
          <text:p text:style-name="P28">среду исполнения, позволяющую производить полноценную отладку <text:span text:style-name="T4">java-</text:span>кода</text:p>
        </text:list-item>
      </text:list>
      <text:p text:style-name="P6">Позволяя писать на <text:span text:style-name="T4">Java, </text:span>вместо <text:span text:style-name="T4">Html </text:span>и <text:span text:style-name="T4">JavaScript, </text:span>технология облегчает труд:</text:p>
      <text:list xml:id="list20656617" text:style-name="L6">
        <text:list-item>
          <text:p text:style-name="P29">статической типизацией</text:p>
        </text:list-item>
        <text:list-item>
          <text:p text:style-name="P29">использованием полиморфизма</text:p>
        </text:list-item>
        <text:list-item>
          <text:p text:style-name="P29">возможностью полноценной отладки</text:p>
        </text:list-item>
        <text:list-item>
          <text:p text:style-name="P27"><text:span text:style-name="T1">тесным взаимодействием клиентского кода и серверного, написанных на </text:span><text:span text:style-name="T4">Java</text:span></text:p>
        </text:list-item>
      </text:list>
      <text:h text:style-name="P32" text:outline-level="1">Слайд</text:h>
      <text:p text:style-name="P5"><text:span text:style-name="T6">Итак, технология </text:span><text:span text:style-name="T7">Google Web Toolkit </text:span><text:span text:style-name="T6">позволит добиться:</text:span></text:p>
      <text:list xml:id="list20670341" text:style-name="L7">
        <text:list-item>
          <text:p text:style-name="P25"><text:span text:style-name="T8">ускорения реакции пользовательского </text:span>интерфейса</text:p>
        </text:list-item>
        <text:list-item>
          <text:p text:style-name="P25">автозаполнения полей</text:p>
        </text:list-item>
        <text:list-item>
          <text:p text:style-name="P25"><text:span text:style-name="T8">поддержки пользователя всплывающими окнами </text:span>со справочной информацией</text:p>
        </text:list-item>
        <text:list-item>
          <text:p text:style-name="P24">немедленной проверки формата вводимых пользователем данных</text:p>
        </text:list-item>
      </text:list>
      <text:h text:style-name="P32" text:outline-level="1">Слайд</text:h>
      <text:p text:style-name="P5"><text:span text:style-name="T1">Перейдем к серверной части. Необходимо оптимизировать хранение и связывание данных </text:span><text:span text:style-name="T4">XML-</text:span><text:span text:style-name="T1">документа с их представлением объектами </text:span><text:span text:style-name="T4">Java</text:span><text:span text:style-name="T1">, и подобрать для этого подходящую технологию. Как ее выбрать?</text:span></text:p>
      <text:list xml:id="list20655754" text:style-name="L8">
        <text:list-item>
          <text:p text:style-name="P17">Во-первых, рассматривая взаимодействие технологии с БД, обратим внимание на способ взаимодействия и его влияние производительность.</text:p>
        </text:list-item>
        <text:list-item>
          <text:p text:style-name="P10"><text:span text:style-name="T1">Во-вторых, рассматривая связывание данных в форматах </text:span><text:span text:style-name="T4">XML </text:span><text:span text:style-name="T1">и </text:span><text:span text:style-name="T4">Java, </text:span><text:span text:style-name="T1">будем искать возможности автоматической генерации классов по </text:span><text:span text:style-name="T4">XML-</text:span><text:span text:style-name="T1">схеме и сериализации их объектов в </text:span><text:span text:style-name="T4">XML, </text:span><text:span text:style-name="T1">а также обратим внимание на то, возможна ли валидация документов и как она влияет на производительность</text:span></text:p>
        </text:list-item>
        <text:list-item>
          <text:p text:style-name="P17">В-третьих, данные документа потребуется передавать клиенту в форме, отличной от той, <text:s/>с которой работает сервер. Значит, нужно обратить внимание на возможные способы разбора связанных объектов на составные части.</text:p>
        </text:list-item>
      </text:list>
      <text:h text:style-name="P32" text:outline-level="1">Слайд</text:h>
      <text:p text:style-name="P5"><text:span text:style-name="T1">Простейшая технология работы с </text:span><text:span text:style-name="T4">XML-</text:span><text:span text:style-name="T1">документами — </text:span><text:span text:style-name="T4">DOM. </text:span><text:span text:style-name="T1">Стандартная библиотека классов по спецификации </text:span><text:span text:style-name="T4">W3C </text:span><text:span text:style-name="T1">преобразует документ в набор объектов заданных этой спецификацией типов. </text:span></text:p>
      <text:p text:style-name="P3"><text:soft-page-break/><text:span text:style-name="T5">Достоинства</text:span>: простота для небольших задач. </text:p>
      <text:p text:style-name="P3"><text:span text:style-name="T5">Недостатки</text:span>: хранение в БД только целиком, валидация только целиком.</text:p>
      <text:h text:style-name="P32" text:outline-level="1">Слайд</text:h>
      <text:p text:style-name="P3">Многие, за недостаточностью <text:span text:style-name="T4">DOM </text:span>для сложных задач, пытались создать более подходящую технологию, используя концепцию <text:span text:style-name="T4">JavaBeans – </text:span>специально создаваемых классов, подчиняющихся общим правилам. Применительно к разбору <text:span text:style-name="T4">XML </text:span>это означает</text:p>
      <text:list xml:id="list20669145" text:style-name="L9">
        <text:list-item>
          <text:p text:style-name="P18">т.н. маршалинг (разбор и упорядочение) документа в объекты заранее сгенерированных по схеме классов</text:p>
        </text:list-item>
        <text:list-item>
          <text:p text:style-name="P11"><text:span text:style-name="T1">работу с объектами, как с обычными объектами </text:span><text:span text:style-name="T4">Java</text:span></text:p>
        </text:list-item>
        <text:list-item>
          <text:p text:style-name="P18">и демаршалинг их обратно по окончании работы</text:p>
        </text:list-item>
      </text:list>
      <text:p text:style-name="P3">Разработанные порознь, они удовлетворяют одним заданным критериям и не удовлетворяют другим. Это будет сведено в таблицу на следующих слайдах.</text:p>
      <text:h text:style-name="P32" text:outline-level="1">Слайд</text:h>
      <text:p text:style-name="P5"><text:span text:style-name="T1">Особняком стоит </text:span><text:span text:style-name="T4">Eclipse Modeling Framework. </text:span><text:span text:style-name="T1">Более проработанный</text:span><text:span text:style-name="T4">, </text:span><text:span text:style-name="T1">он представляет собой набор утилит для генерации кода и библиотеку классов для моделирования, опирающихся на собственную рефлексивную систему, более глубокую, чем стандартная </text:span><text:span text:style-name="T4">Java. </text:span><text:span text:style-name="T1">Все это поддержано средой разработки </text:span><text:span text:style-name="T4">Eclipse. </text:span></text:p>
      <text:p text:style-name="P3"><text:span text:style-name="T5">Достоинства</text:span>: удовлетворяет всем заданным критериям</text:p>
      <text:p text:style-name="P3"><text:span text:style-name="T5">Недостатки</text:span>: большой набор зависимостей, и на момент начала разработки редактора невозможность переноса модели целиком на клиентскую сторону.</text:p>
      <text:h text:style-name="P32" text:outline-level="1">Слайд</text:h>
      <text:p text:style-name="P5"><text:span text:style-name="T1">Сопоставив все критерии, видим, что</text:span><text:span text:style-name="T4"> </text:span><text:span text:style-name="T1">наиболее им удовлетворяет технология </text:span><text:span text:style-name="T4">EMF. </text:span><text:span text:style-name="T1">Ее использование снизит расходы на хранение документа в БД и «валидацию» документа.</text:span></text:p>
      <text:h text:style-name="P32" text:outline-level="1">Слайд</text:h>
      <text:p text:style-name="P3">От теории перейдем к практике. На схеме изображены модули, которые взаимодействуя между собой образуют подсистему Редактора.</text:p>
      <text:p text:style-name="P3">Открыв страницу редактирования, пользователь активирует Модуль точки входа, который подготавливает все нужные переменные среды. Он запускает Модуль привязки элементов управления страницы к полям документа, который инициирует загрузку документа на сервере. <text:span text:style-name="T4">XML-</text:span>документ запрашивается у подсистемы УД и по получению, преобразуется в объект <text:span text:style-name="T4">EMF. </text:span></text:p>
      <text:p text:style-name="P3">Чтобы обезопасить редактор на случай обрыва связи с подсистемой УД, EMF-документ сохраняется во временной базе, после чего передается Модулю редактирования и валидации. Во время редактирования, если валидация завершилась успешно, объект пересохраняется во временной БД.</text:p>
      <text:p text:style-name="P3">Модуль редактирования отправляет данные, содержащиеся в объекте клиенту, где их отображает Модуль отрисовки страниц. За изменением элементов редактирования в нем <text:s/>следит Модуль автозаполнения, вычисляя значения нужных полей.</text:p>
      <text:p text:style-name="P3">Реализация теперь будет заключаться в том, чтобы</text:p>
      <text:list xml:id="list20653828" text:style-name="L10">
        <text:list-item>
          <text:p text:style-name="P19">формализовать нужные документы</text:p>
        </text:list-item>
        <text:list-item>
          <text:p text:style-name="P19">создать каждый модуль</text:p>
        </text:list-item>
        <text:list-item>
          <text:p text:style-name="P19">наладить их взаимодействие</text:p>
        </text:list-item>
      </text:list>
      <text:h text:style-name="P32" text:outline-level="1">Слайд</text:h>
      <text:p text:style-name="P5"><text:span text:style-name="T1">Важно отметить, что для соответствия реальным бланкам нужно будет расположить и </text:span><text:soft-page-break/><text:span text:style-name="T1">привязать до 300 полей документа на странице. Это ведет к применению схемы «язык разметки - кодогенератор - </text:span><text:span text:style-name="T4">java-</text:span><text:span text:style-name="T1">код»</text:span></text:p>
      <text:p text:style-name="P5"><text:span text:style-name="T1">Описание страницы должно не только наглядно устанавливать местоположение каждого элемента управления, но и привязывать его к заданному полю документа на сервере. Язык <text:s/>такого описания можно получить, расширив стандартный </text:span><text:span text:style-name="T4">HTML </text:span><text:span text:style-name="T1">нужными</text:span><text:span text:style-name="T4"> </text:span><text:span text:style-name="T1">элементами и атрибутами. Так на основе стандартного </text:span><text:span text:style-name="T4">HTML-</text:span><text:span text:style-name="T1">парсера был написан кодогенератор. На схеме показана последовательность создания с его помощью форм редактирования.</text:span></text:p>
      <text:h text:style-name="P32" text:outline-level="1">Слайд</text:h>
      <text:p text:style-name="P3">Опустив детали реализации, рассмотрим пример формы редактирования. Здесь изображены фрагменты формы редактирования Грузовой Таможенной Декларации.</text:p>
      <text:p text:style-name="P3">Расположение полей повторяет форму бланка ГТД. При вводе данных неверного формата, поля подсвечиваются красным. Зеленым подсвечены поля, для которых доступно заполнение данными из справочников. Каждая графа имеет также кнопку вызова подсказки по заполнению. </text:p>
      <text:p text:style-name="P3">Ниже представлен пример окна редактирования множественных элементов документа. В активном состоянии — это всплывающее окно с полями редактирования, в пассивном — краткий список значений в графе.</text:p>
      <text:h text:style-name="P32" text:outline-level="1">Слайд</text:h>
      <text:p text:style-name="P1">Подведем итог. Каковы результаты проделанной работы?</text:p>
      <text:list xml:id="list20643761" text:style-name="L11">
        <text:list-item>
          <text:p text:style-name="P12">Создан веб-редактор электронных таможенных документов на основе технологии <text:span text:style-name="T4">GWT, </text:span><text:span text:style-name="T1">удовлетворяющий основным поставленным требованиям</text:span></text:p>
        </text:list-item>
        <text:list-item>
          <text:p text:style-name="P12">Примененные технологии позволили сэкономить время обработки данных как в клиентской части, так и на сервере. Это позволило создать редактор, скорость реакции которого выше, чем у аналогов.</text:p>
        </text:list-item>
        <text:list-item>
          <text:p text:style-name="P12">В составе редактора реализована подсистема автоматического заполнения <text:span text:style-name="T1">полей документа.</text:span> Это позволило создать редактор, вводить данные в который, проще для пользователя, чем в аналоги.</text:p>
        </text:list-item>
        <text:list-item>
          <text:p text:style-name="P12">Структура редактора изолирует от других подсистем его данные, уязвимые при сбоях сервера. Это позволило создать редактор, устойчивый к сбоям серверного оборудования, в отличие от аналогов.</text:p>
        </text:list-item>
        <text:list-item>
          <text:p text:style-name="P12">В состав редактора введена система справочников НСИ и помощи по заполнению документа. <text:s/>Это сделало редактор более дружественным к пользователю.</text:p>
        </text:list-item>
      </text:list>
      <text:list xml:id="list20671708" text:style-name="L12">
        <text:list-header>
          <text:p text:style-name="P30">Все эти преимущества обеспечили внедрение разработанного продукта в составе системы ЭДТиТС на таможенных постах ФТС.</text:p>
        </text:list-header>
      </text:list>
      <text:list xml:id="list20669037" text:continue-list="list20643761" text:style-name="L11">
        <text:list-header>
          <text:p text:style-name="P31"/>
        </text:list-header>
      </text:list>
      <text:p text:style-name="P1">Спасибо за внимание, пожалуйста, задавайте вопрос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1" svg:font-family="OpenSymbol"/>
    <style:font-face style:name="OpenSymbol" svg:font-family="OpenSymbol, 'Arial Unicode MS'"/>
    <style:font-face style:name="Tahoma2" svg:font-family="Tahoma"/>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4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cm"/>
      <style:text-properties fo:font-size="12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0cm" style:auto-text-indent="true">
        <style:tab-stops/>
      </style:paragraph-properties>
      <style:text-properties fo:font-size="14pt"/>
    </style:style>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_3f_" style:display-name="?????????" style:family="paragraph" style:parent-style-name="_3f__3f__3f__3f__3f__3f__3f_"/>
    <style:style style:name="_3f__3f__3f__3f__3f__3f__3f__3f__3f__20_1" style:display-name="????????? 1" style:family="paragraph" style:parent-style-name="_3f__3f__3f__3f__3f__3f__3f_">
      <style:paragraph-properties fo:text-align="center" style:justify-single-word="false"/>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WW-_3f__3f__3f__3f__3f__3f__3f__3f__3f_" style:display-name="WW-?????????" style:family="paragraph" style:parent-style-name="_3f__3f__3f__3f__3f__3f__3f_">
      <style:paragraph-properties fo:margin-top="0.42cm" fo:margin-bottom="0.21cm"/>
    </style:style>
    <style:style style:name="WW-_3f__3f__3f__3f__3f__3f__3f__3f__3f__20_1" style:display-name="WW-????????? 1" style:family="paragraph" style:parent-style-name="_3f__3f__3f__3f__3f__3f__3f_">
      <style:paragraph-properties fo:margin-top="0.42cm" fo:margin-bottom="0.21cm"/>
    </style:style>
    <style:style style:name="WW-_3f__3f__3f__3f__3f__3f__3f__3f__3f__20_2" style:display-name="WW-?????????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lyt-darkblue_7e_LT_7e_Gliederung_20_1" style:display-name="lyt-darkblue~LT~Gliederung 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lyt-darkblue_7e_LT_7e_Gliederung_20_2" style:display-name="lyt-darkblue~LT~Gliederung 2" style:family="paragraph" style:parent-style-name="lyt-darkblue_7e_LT_7e_Gliederung_20_1">
      <style:paragraph-properties fo:margin-top="0cm" fo:margin-bottom="0.4cm"/>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top="0cm" fo:margin-bottom="0.3cm"/>
      <style:text-properties fo:font-size="24pt" style:font-size-asian="24pt" style:font-size-complex="24pt"/>
    </style:style>
    <style:style style:name="lyt-darkblue_7e_LT_7e_Gliederung_20_4" style:display-name="lyt-darkblue~LT~Gliederung 4" style:family="paragraph" style:parent-style-name="lyt-darkblue_7e_LT_7e_Gliederung_20_3">
      <style:paragraph-properties fo:margin-top="0cm" fo:margin-bottom="0.199cm"/>
      <style:text-properties fo:font-size="20pt" style:font-size-asian="20pt" style:font-size-complex="20pt"/>
    </style:style>
    <style:style style:name="lyt-darkblue_7e_LT_7e_Gliederung_20_5" style:display-name="lyt-darkblue~LT~Gliederung 5" style:family="paragraph" style:parent-style-name="lyt-darkblue_7e_LT_7e_Gliederung_20_4">
      <style:paragraph-properties fo:margin-top="0cm" fo:margin-bottom="0.101cm"/>
    </style:style>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lyt-darkblue_7e_LT_7e_Untertitel" style:display-name="lyt-darkblu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darkblue_7e_LT_7e_Notizen" style:display-name="lyt-darkblu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lyt-darkblue_7e_LT_7e_Hintergrundobjekte" style:display-name="lyt-darkblue~LT~Hintergrundobjekte" style:family="paragraph">
      <style:paragraph-properties style:text-autospace="none"/>
      <style:text-properties style:letter-kerning="true"/>
    </style:style>
    <style:style style:name="lyt-darkblue_7e_LT_7e_Hintergrund" style:display-name="lyt-darkblu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WW-_3f__3f__3f__3f__3f__3f__3f__3f__3f__20_11" style:display-name="WW-????????? 1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WW-_3f__3f__3f__3f__3f__3f__3f__3f__3f__20_21" style:display-name="WW-????????? 21" style:family="paragraph" style:parent-style-name="WW-_3f__3f__3f__3f__3f__3f__3f__3f__3f__20_1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1">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20__3f__3f__3f__3f__3f_" style:display-name="??????? ?????" style:family="paragraph">
      <style:paragraph-properties fo:margin-left="0cm" fo:margin-right="0cm" fo:line-height="150%" fo:text-align="start" style:justify-single-word="false" fo:text-indent="0cm" style:auto-text-indent="false" style:text-autospace="none"/>
      <style:text-properties fo:font-size="14pt" style:font-size-asian="14pt" style:font-size-complex="14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WW-_3f__3f__3f__3f__3f__3f__3f__3f__3f_12" style:display-name="WW-?????????12" style:family="paragraph" style:parent-style-name="_3f__3f__3f__3f__3f__3f__3f_">
      <style:paragraph-properties fo:margin-top="0.42cm" fo:margin-bottom="0.21cm"/>
    </style:style>
    <style:style style:name="WW-_3f__3f__3f__3f__3f__3f__3f__3f__3f__20_112" style:display-name="WW-????????? 112" style:family="paragraph" style:parent-style-name="_3f__3f__3f__3f__3f__3f__3f_">
      <style:paragraph-properties fo:margin-top="0.42cm" fo:margin-bottom="0.21cm"/>
    </style:style>
    <style:style style:name="WW-_3f__3f__3f__3f__3f__3f__3f__3f__3f__20_212" style:display-name="WW-????????? 212" style:family="paragraph" style:parent-style-name="_3f__3f__3f__3f__3f__3f__3f_">
      <style:paragraph-properties fo:margin-top="0.42cm" fo:margin-bottom="0.21cm"/>
    </style:style>
    <style:style style:name="WW-_3f__3f__3f__3f__3f_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 style:display-name="WW-????????? 1123"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WW-_3f__3f__3f__3f__3f__3f__3f__3f__3f__20_2123" style:display-name="WW-????????? 2123" style:family="paragraph" style:parent-style-name="WW-_3f__3f__3f__3f__3f__3f__3f__3f__3f__20_1123">
      <style:paragraph-properties fo:margin-top="0cm" fo:margin-bottom="0.4cm"/>
      <style:text-properties fo:font-size="28pt" style:font-size-asian="28pt" style:font-size-complex="28pt"/>
    </style:style>
    <style:style style:name="WW-_3f__3f__3f__3f__3f__3f__3f__3f__3f_1234" style:display-name="WW-?????????1234" style:family="paragraph" style:parent-style-name="_3f__3f__3f__3f__3f__3f__3f_">
      <style:paragraph-properties fo:margin-top="0.42cm" fo:margin-bottom="0.21cm"/>
    </style:style>
    <style:style style:name="WW-_3f__3f__3f__3f__3f__3f__3f__3f__3f__20_11234" style:display-name="WW-????????? 11234" style:family="paragraph" style:parent-style-name="_3f__3f__3f__3f__3f__3f__3f_">
      <style:paragraph-properties fo:margin-top="0.42cm" fo:margin-bottom="0.21cm"/>
    </style:style>
    <style:style style:name="WW-_3f__3f__3f__3f__3f__3f__3f__3f__3f__20_21234" style:display-name="WW-????????? 21234" style:family="paragraph" style:parent-style-name="_3f__3f__3f__3f__3f__3f__3f_">
      <style:paragraph-properties fo:margin-top="0.42cm" fo:margin-bottom="0.21cm"/>
    </style:style>
    <style:style style:name="WW-_3f__3f__3f__3f__3f__3f__3f__3f__3f_12345" style:display-name="WW-?????????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 style:display-name="WW-????????? 112345"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WW-_3f__3f__3f__3f__3f__3f__3f__3f__3f__20_212345" style:display-name="WW-????????? 212345" style:family="paragraph" style:parent-style-name="WW-_3f__3f__3f__3f__3f__3f__3f__3f__3f__20_112345">
      <style:paragraph-properties fo:margin-top="0cm" fo:margin-bottom="0.4cm"/>
      <style:text-properties fo:font-size="28pt" style:font-size-asian="28pt" style:font-size-complex="28pt"/>
    </style:style>
    <style:style style:name="WW-_3f__3f__3f__3f__3f__3f__3f__3f__3f_123456" style:display-name="WW-?????????123456" style:family="paragraph" style:parent-style-name="_3f__3f__3f__3f__3f__3f__3f_">
      <style:paragraph-properties fo:margin-top="0.42cm" fo:margin-bottom="0.21cm"/>
    </style:style>
    <style:style style:name="WW-_3f__3f__3f__3f__3f__3f__3f__3f__3f__20_1123456" style:display-name="WW-????????? 1123456" style:family="paragraph" style:parent-style-name="_3f__3f__3f__3f__3f__3f__3f_">
      <style:paragraph-properties fo:margin-top="0.42cm" fo:margin-bottom="0.21cm"/>
    </style:style>
    <style:style style:name="WW-_3f__3f__3f__3f__3f__3f__3f__3f__3f__20_2123456" style:display-name="WW-????????? 2123456" style:family="paragraph" style:parent-style-name="_3f__3f__3f__3f__3f__3f__3f_">
      <style:paragraph-properties fo:margin-top="0.42cm" fo:margin-bottom="0.21cm"/>
    </style:style>
    <style:style style:name="WW-_3f__3f__3f__3f__3f__3f__3f__3f__3f_1234567" style:display-name="WW-?????????1234567"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67" style:display-name="WW-????????? 11234567"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WW-_3f__3f__3f__3f__3f__3f__3f__3f__3f__20_21234567" style:display-name="WW-????????? 21234567" style:family="paragraph" style:parent-style-name="WW-_3f__3f__3f__3f__3f__3f__3f__3f__3f__20_11234567">
      <style:paragraph-properties fo:margin-top="0cm" fo:margin-bottom="0.4cm"/>
      <style:text-properties fo:font-size="28pt" style:font-size-asian="28pt" style:font-size-complex="28pt"/>
    </style:style>
    <style:style style:name="WW-_3f__3f__3f__3f__3f__3f__3f__3f__3f_12345678" style:display-name="WW-?????????12345678" style:family="paragraph" style:parent-style-name="_3f__3f__3f__3f__3f__3f__3f_">
      <style:paragraph-properties fo:margin-top="0.42cm" fo:margin-bottom="0.21cm"/>
    </style:style>
    <style:style style:name="WW-_3f__3f__3f__3f__3f__3f__3f__3f__3f__20_112345678" style:display-name="WW-????????? 112345678" style:family="paragraph" style:parent-style-name="_3f__3f__3f__3f__3f__3f__3f_">
      <style:paragraph-properties fo:margin-top="0.42cm" fo:margin-bottom="0.21cm"/>
    </style:style>
    <style:style style:name="WW-_3f__3f__3f__3f__3f__3f__3f__3f__3f__20_212345678" style:display-name="WW-????????? 212345678" style:family="paragraph" style:parent-style-name="_3f__3f__3f__3f__3f__3f__3f_">
      <style:paragraph-properties fo:margin-top="0.42cm" fo:margin-bottom="0.21cm"/>
    </style:style>
    <style:style style:name="_3f__3f__3f__3f__3f_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WW-_3f__3f__3f__3f__3f__3f__3f__3f__3f_123456789" style:display-name="WW-?????????123456789"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6789" style:display-name="WW-????????? 1123456789"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23456789" style:display-name="WW-????????? 2123456789" style:family="paragraph" style:parent-style-name="WW-_3f__3f__3f__3f__3f__3f__3f__3f__3f__20_1123456789">
      <style:paragraph-properties fo:margin-top="0cm" fo:margin-bottom="0.4cm"/>
      <style:text-properties fo:font-size="28pt" style:font-size-asian="28pt" style:font-size-complex="28pt"/>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WW-_3f__3f__3f__3f__3f__3f__3f__3f__3f_12345678910" style:display-name="WW-?????????12345678910" style:family="paragraph" style:parent-style-name="_3f__3f__3f__3f__3f__3f__3f_">
      <style:paragraph-properties fo:margin-top="0.42cm" fo:margin-bottom="0.21cm"/>
    </style:style>
    <style:style style:name="WW-_3f__3f__3f__3f__3f__3f__3f__3f__3f__20_112345678910" style:display-name="WW-????????? 112345678910" style:family="paragraph" style:parent-style-name="_3f__3f__3f__3f__3f__3f__3f_">
      <style:paragraph-properties fo:margin-top="0.42cm" fo:margin-bottom="0.21cm"/>
    </style:style>
    <style:style style:name="WW-_3f__3f__3f__3f__3f__3f__3f__3f__3f__20_212345678910" style:display-name="WW-????????? 212345678910" style:family="paragraph" style:parent-style-name="_3f__3f__3f__3f__3f__3f__3f_">
      <style:paragraph-properties fo:margin-top="0.42cm" fo:margin-bottom="0.21cm"/>
    </style:style>
    <style:style style:name="WW-_3f__3f__3f__3f__3f__3f__3f__3f__3f_1234567891011" style:display-name="WW-?????????123456789101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67891011" style:display-name="WW-????????? 1123456789101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234567891011" style:display-name="WW-????????? 21234567891011" style:family="paragraph" style:parent-style-name="WW-_3f__3f__3f__3f__3f__3f__3f__3f__3f__20_11234567891011">
      <style:paragraph-properties fo:margin-top="0cm" fo:margin-bottom="0.4cm"/>
      <style:text-properties fo:font-size="28pt" style:font-size-asian="28pt" style:font-size-complex="28pt"/>
    </style:style>
    <style:style style:name="WW-_3f__3f__3f__3f__3f__3f__3f__3f__3f_123456789101112" style:display-name="WW-?????????123456789101112" style:family="paragraph" style:parent-style-name="_3f__3f__3f__3f__3f__3f__3f_">
      <style:paragraph-properties fo:margin-top="0.42cm" fo:margin-bottom="0.21cm"/>
    </style:style>
    <style:style style:name="WW-_3f__3f__3f__3f__3f__3f__3f__3f__3f__20_1123456789101112" style:display-name="WW-????????? 1123456789101112" style:family="paragraph" style:parent-style-name="_3f__3f__3f__3f__3f__3f__3f_">
      <style:paragraph-properties fo:margin-top="0.42cm" fo:margin-bottom="0.21cm"/>
    </style:style>
    <style:style style:name="WW-_3f__3f__3f__3f__3f__3f__3f__3f__3f__20_2123456789101112" style:display-name="WW-????????? 2123456789101112" style:family="paragraph" style:parent-style-name="_3f__3f__3f__3f__3f__3f__3f_">
      <style:paragraph-properties fo:margin-top="0.42cm" fo:margin-bottom="0.21cm"/>
    </style:style>
    <style:style style:name="WW-_3f__3f__3f__3f__3f__3f__3f__3f__3f_12345678910111213" style:display-name="WW-?????????1234567891011121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678910111213" style:display-name="WW-????????? 112345678910111213"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2345678910111213" style:display-name="WW-????????? 212345678910111213" style:family="paragraph" style:parent-style-name="WW-_3f__3f__3f__3f__3f__3f__3f__3f__3f__20_112345678910111213">
      <style:paragraph-properties fo:margin-top="0cm" fo:margin-bottom="0.4cm"/>
      <style:text-properties fo:font-size="28pt" style:font-size-asian="28pt" style:font-size-complex="28pt"/>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av eav</meta:initial-creator>
    <meta:creation-date>2009-01-26T11:47:47.96</meta:creation-date>
    <meta:generator>OpenOffice.org/3.0$Win32 OpenOffice.org_project/300m9$Build-9358</meta:generator>
    <dc:date>2009-02-02T00:55:52.53</dc:date>
    <meta:editing-duration>PT07H34M36S</meta:editing-duration>
    <meta:editing-cycles>246</meta:editing-cycles>
    <meta:document-statistic meta:table-count="0" meta:image-count="0" meta:object-count="0" meta:page-count="4" meta:paragraph-count="92" meta:word-count="1234" meta:character-count="9550"/>
    <meta:user-defined meta:name="Поле 1"/>
    <meta:user-defined meta:name="Поле 2"/>
    <meta:user-defined meta:name="Поле 3"/>
    <meta:user-defined meta:name="Поле 4"/>
  </office:meta>
</office:document-meta>
</file>